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5953in" svg:y="0.5724in">
            <draw:object draw:notify-on-update-of-ranges="Sheet1.A4:Sheet1.A4 Sheet1.A5:Sheet1.A26 Sheet1.B4:Sheet1.B4 Sheet1.B5:Sheet1.B26 Sheet1.C4:Sheet1.C4 Sheet1.C5:Sheet1.C26 Sheet1.D4:Sheet1.D4 Sheet1.D5:Sheet1.D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3.5953in" svg:y="9.6398in">
            <draw:object draw:notify-on-update-of-ranges="Sheet1.A56:Sheet1.A56 Sheet1.A57:Sheet1.A78 Sheet1.B56:Sheet1.B56 Sheet1.B57:Sheet1.B78 Sheet1.C56:Sheet1.C56 Sheet1.C57:Sheet1.C78 Sheet1.D56:Sheet1.D56 Sheet1.D57:Sheet1.D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3.5669in" svg:y="14.3894in">
            <draw:object draw:notify-on-update-of-ranges="Sheet1.A82:Sheet1.A82 Sheet1.A83:Sheet1.A104 Sheet1.B82:Sheet1.B82 Sheet1.B83:Sheet1.B104 Sheet1.C82:Sheet1.C82 Sheet1.C83:Sheet1.C104 Sheet1.D82:Sheet1.D82 Sheet1.D83:Sheet1.D10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6.2988in" svg:height="3.5429in" svg:x="3.5953in" svg:y="5.1949in">
            <draw:object draw:notify-on-update-of-ranges="Sheet1.A30:Sheet1.A30 Sheet1.A31:Sheet1.A52 Sheet1.B30:Sheet1.B30 Sheet1.B31:Sheet1.B52 Sheet1.C30:Sheet1.C30 Sheet1.C31:Sheet1.C52 Sheet1.D30:Sheet1.D30 Sheet1.D31:Sheet1.D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CLUDING c_trim term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/forward?</text:p>
          </table:table-cell>
        </table:table-row>
        <table:table-row table:style-name="ro1">
          <table:table-cell office:value-type="string" calcext:value-type="string">
            <text:p>p_trim_a,</text:p>
          </table:table-cell>
          <table:table-cell office:value-type="string" calcext:value-type="string">
            <text:p>i_trim_a,</text:p>
          </table:table-cell>
          <table:table-cell office:value-type="string" calcext:value-type="string">
            <text:p>d_trim_a,</text:p>
          </table:table-cell>
          <table:table-cell office:value-type="string" calcext:value-type="string">
            <text:p>c_trim_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.649573" calcext:value-type="float">
            <text:p>2.649573</text:p>
          </table:table-cell>
          <table:table-cell office:value-type="float" office:value="5.324786" calcext:value-type="float">
            <text:p>5.324786</text:p>
          </table:table-cell>
          <table:table-cell office:value-type="float" office:value="-1.143254" calcext:value-type="float">
            <text:p>-1.143254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-1.966387" calcext:value-type="float">
            <text:p>-1.966387</text:p>
          </table:table-cell>
          <table:table-cell office:value-type="float" office:value="4.341593" calcext:value-type="float">
            <text:p>4.341593</text:p>
          </table:table-cell>
          <table:table-cell office:value-type="float" office:value="-0.9697393" calcext:value-type="float">
            <text:p>-0.9697393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-2.188034" calcext:value-type="float">
            <text:p>-2.188034</text:p>
          </table:table-cell>
          <table:table-cell office:value-type="float" office:value="3.247576" calcext:value-type="float">
            <text:p>3.247576</text:p>
          </table:table-cell>
          <table:table-cell office:value-type="float" office:value="-0.04736057" calcext:value-type="float">
            <text:p>-0.04736057</text:p>
          </table:table-cell>
          <table:table-cell office:value-type="float" office:value="-0.43" calcext:value-type="float">
            <text:p>-0.43</text:p>
          </table:table-cell>
        </table:table-row>
        <table:table-row table:style-name="ro1">
          <table:table-cell office:value-type="float" office:value="-1.294118" calcext:value-type="float">
            <text:p>-1.294118</text:p>
          </table:table-cell>
          <table:table-cell office:value-type="float" office:value="2.600517" calcext:value-type="float">
            <text:p>2.600517</text:p>
          </table:table-cell>
          <table:table-cell office:value-type="float" office:value="0.1877975" calcext:value-type="float">
            <text:p>0.1877975</text:p>
          </table:table-cell>
          <table:table-cell office:value-type="float" office:value="-0.73" calcext:value-type="float">
            <text:p>-0.73</text:p>
          </table:table-cell>
        </table:table-row>
        <table:table-row table:style-name="ro1">
          <table:table-cell office:value-type="float" office:value="-0.7796612" calcext:value-type="float">
            <text:p>-0.7796612</text:p>
          </table:table-cell>
          <table:table-cell office:value-type="float" office:value="2.210686" calcext:value-type="float">
            <text:p>2.210686</text:p>
          </table:table-cell>
          <table:table-cell office:value-type="float" office:value="0.1089951" calcext:value-type="float">
            <text:p>0.1089951</text:p>
          </table:table-cell>
          <table:table-cell office:value-type="float" office:value="-0.93" calcext:value-type="float">
            <text:p>-0.93</text:p>
          </table:table-cell>
        </table:table-row>
        <table:table-row table:style-name="ro1">
          <table:table-cell office:value-type="float" office:value="-0.4406777" calcext:value-type="float">
            <text:p>-0.4406777</text:p>
          </table:table-cell>
          <table:table-cell office:value-type="float" office:value="1.990347" calcext:value-type="float">
            <text:p>1.990347</text:p>
          </table:table-cell>
          <table:table-cell office:value-type="float" office:value="0.07181852" calcext:value-type="float">
            <text:p>0.07181852</text:p>
          </table:table-cell>
          <table:table-cell office:value-type="float" office:value="-0.87" calcext:value-type="float">
            <text:p>-0.87</text:p>
          </table:table-cell>
        </table:table-row>
        <table:table-row table:style-name="ro1">
          <table:table-cell office:value-type="float" office:value="-0.3157891" calcext:value-type="float">
            <text:p>-0.3157891</text:p>
          </table:table-cell>
          <table:table-cell office:value-type="float" office:value="1.832453" calcext:value-type="float">
            <text:p>1.832453</text:p>
          </table:table-cell>
          <table:table-cell office:value-type="float" office:value="0.02738787" calcext:value-type="float">
            <text:p>0.02738787</text:p>
          </table:table-cell>
          <table:table-cell office:value-type="float" office:value="-0.78" calcext:value-type="float">
            <text:p>-0.78</text:p>
          </table:table-cell>
        </table:table-row>
        <table:table-row table:style-name="ro1">
          <table:table-cell office:value-type="float" office:value="-0.2241387" calcext:value-type="float">
            <text:p>-0.2241387</text:p>
          </table:table-cell>
          <table:table-cell office:value-type="float" office:value="1.720383" calcext:value-type="float">
            <text:p>1.720383</text:p>
          </table:table-cell>
          <table:table-cell office:value-type="float" office:value="0.01975224" calcext:value-type="float">
            <text:p>0.01975224</text:p>
          </table:table-cell>
          <table:table-cell office:value-type="float" office:value="-0.83" calcext:value-type="float">
            <text:p>-0.83</text:p>
          </table:table-cell>
        </table:table-row>
        <table:table-row table:style-name="ro1">
          <table:table-cell office:value-type="float" office:value="-0.1929824" calcext:value-type="float">
            <text:p>-0.1929824</text:p>
          </table:table-cell>
          <table:table-cell office:value-type="float" office:value="1.623892" calcext:value-type="float">
            <text:p>1.623892</text:p>
          </table:table-cell>
          <table:table-cell office:value-type="float" office:value="0.006832511" calcext:value-type="float">
            <text:p>0.006832511</text:p>
          </table:table-cell>
          <table:table-cell office:value-type="float" office:value="-0.9" calcext:value-type="float">
            <text:p>-0.9</text:p>
          </table:table-cell>
        </table:table-row>
        <table:table-row table:style-name="ro1">
          <table:table-cell office:value-type="float" office:value="-0.1512603" calcext:value-type="float">
            <text:p>-0.1512603</text:p>
          </table:table-cell>
          <table:table-cell office:value-type="float" office:value="1.548262" calcext:value-type="float">
            <text:p>1.548262</text:p>
          </table:table-cell>
          <table:table-cell office:value-type="float" office:value="0.008765162" calcext:value-type="float">
            <text:p>0.008765162</text:p>
          </table:table-cell>
          <table:table-cell office:value-type="float" office:value="-0.87" calcext:value-type="float">
            <text:p>-0.87</text:p>
          </table:table-cell>
        </table:table-row>
        <table:table-row table:style-name="ro1">
          <table:table-cell office:value-type="float" office:value="-0.102564" calcext:value-type="float">
            <text:p>-0.102564</text:p>
          </table:table-cell>
          <table:table-cell office:value-type="float" office:value="1.49698" calcext:value-type="float">
            <text:p>1.49698</text:p>
          </table:table-cell>
          <table:table-cell office:value-type="float" office:value="0.01040519" calcext:value-type="float">
            <text:p>0.01040519</text:p>
          </table:table-cell>
          <table:table-cell office:value-type="float" office:value="-0.8599999" calcext:value-type="float">
            <text:p>-0.8599999</text:p>
          </table:table-cell>
        </table:table-row>
        <table:table-row table:style-name="ro1">
          <table:table-cell office:value-type="float" office:value="-0.1016948" calcext:value-type="float">
            <text:p>-0.1016948</text:p>
          </table:table-cell>
          <table:table-cell office:value-type="float" office:value="1.446133" calcext:value-type="float">
            <text:p>1.446133</text:p>
          </table:table-cell>
          <table:table-cell office:value-type="float" office:value="0.00018414" calcext:value-type="float">
            <text:p>0.00018414</text:p>
          </table:table-cell>
          <table:table-cell office:value-type="float" office:value="-0.9099999" calcext:value-type="float">
            <text:p>-0.9099999</text:p>
          </table:table-cell>
        </table:table-row>
        <table:table-row table:style-name="ro1">
          <table:table-cell office:value-type="float" office:value="-0.1052627" calcext:value-type="float">
            <text:p>-0.1052627</text:p>
          </table:table-cell>
          <table:table-cell office:value-type="float" office:value="1.393501" calcext:value-type="float">
            <text:p>1.393501</text:p>
          </table:table-cell>
          <table:table-cell office:value-type="float" office:value="-0.0007824278" calcext:value-type="float">
            <text:p>-0.0007824278</text:p>
          </table:table-cell>
          <table:table-cell office:value-type="float" office:value="-0.92" calcext:value-type="float">
            <text:p>-0.92</text:p>
          </table:table-cell>
        </table:table-row>
        <table:table-row table:style-name="ro1">
          <table:table-cell office:value-type="float" office:value="-0.06837647" calcext:value-type="float">
            <text:p>-0.06837647</text:p>
          </table:table-cell>
          <table:table-cell office:value-type="float" office:value="1.359313" calcext:value-type="float">
            <text:p>1.359313</text:p>
          </table:table-cell>
          <table:table-cell office:value-type="float" office:value="0.007881674" calcext:value-type="float">
            <text:p>0.007881674</text:p>
          </table:table-cell>
          <table:table-cell office:value-type="float" office:value="-0.9" calcext:value-type="float">
            <text:p>-0.9</text:p>
          </table:table-cell>
        </table:table-row>
        <table:table-row table:style-name="ro1">
          <table:table-cell office:value-type="float" office:value="-0.03448291" calcext:value-type="float">
            <text:p>-0.03448291</text:p>
          </table:table-cell>
          <table:table-cell office:value-type="float" office:value="1.342072" calcext:value-type="float">
            <text:p>1.342072</text:p>
          </table:table-cell>
          <table:table-cell office:value-type="float" office:value="0.007304645" calcext:value-type="float">
            <text:p>0.007304645</text:p>
          </table:table-cell>
          <table:table-cell office:value-type="float" office:value="-0.93" calcext:value-type="float">
            <text:p>-0.93</text:p>
          </table:table-cell>
        </table:table-row>
        <table:table-row table:style-name="ro1">
          <table:table-cell office:value-type="float" office:value="-0.06896582" calcext:value-type="float">
            <text:p>-0.06896582</text:p>
          </table:table-cell>
          <table:table-cell office:value-type="float" office:value="1.307589" calcext:value-type="float">
            <text:p>1.307589</text:p>
          </table:table-cell>
          <table:table-cell office:value-type="float" office:value="-0.007431662" calcext:value-type="float">
            <text:p>-0.007431662</text:p>
          </table:table-cell>
          <table:table-cell office:value-type="float" office:value="-0.9599999" calcext:value-type="float">
            <text:p>-0.9599999</text:p>
          </table:table-cell>
        </table:table-row>
        <table:table-row table:style-name="ro1">
          <table:table-cell office:value-type="float" office:value="-0.03478223" calcext:value-type="float">
            <text:p>-0.03478223</text:p>
          </table:table-cell>
          <table:table-cell office:value-type="float" office:value="1.290198" calcext:value-type="float">
            <text:p>1.290198</text:p>
          </table:table-cell>
          <table:table-cell office:value-type="float" office:value="0.007431216" calcext:value-type="float">
            <text:p>0.007431216</text:p>
          </table:table-cell>
          <table:table-cell office:value-type="float" office:value="-0.94" calcext:value-type="float">
            <text:p>-0.94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1.290198" calcext:value-type="float">
            <text:p>1.290198</text:p>
          </table:table-cell>
          <table:table-cell office:value-type="float" office:value="0.007432099" calcext:value-type="float">
            <text:p>0.007432099</text:p>
          </table:table-cell>
          <table:table-cell office:value-type="float" office:value="-0.93" calcext:value-type="float">
            <text:p>-0.93</text:p>
          </table:table-cell>
        </table:table-row>
        <table:table-row table:style-name="ro1">
          <table:table-cell office:value-type="float" office:value="-0.03448291" calcext:value-type="float">
            <text:p>-0.03448291</text:p>
          </table:table-cell>
          <table:table-cell office:value-type="float" office:value="1.272956" calcext:value-type="float">
            <text:p>1.272956</text:p>
          </table:table-cell>
          <table:table-cell office:value-type="float" office:value="-0.007431662" calcext:value-type="float">
            <text:p>-0.007431662</text:p>
          </table:table-cell>
          <table:table-cell office:value-type="float" office:value="-0.9599999" calcext:value-type="float">
            <text:p>-0.9599999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1.272956" calcext:value-type="float">
            <text:p>1.272956</text:p>
          </table:table-cell>
          <table:table-cell office:value-type="float" office:value="0.007305701" calcext:value-type="float">
            <text:p>0.007305701</text:p>
          </table:table-cell>
          <table:table-cell office:value-type="float" office:value="-0.94" calcext:value-type="float">
            <text:p>-0.94</text:p>
          </table:table-cell>
        </table:table-row>
        <table:table-row table:style-name="ro1">
          <table:table-cell office:value-type="float" office:value="-0.03418848" calcext:value-type="float">
            <text:p>-0.03418848</text:p>
          </table:table-cell>
          <table:table-cell office:value-type="float" office:value="1.255862" calcext:value-type="float">
            <text:p>1.255862</text:p>
          </table:table-cell>
          <table:table-cell office:value-type="float" office:value="-0.00730523" calcext:value-type="float">
            <text:p>-0.00730523</text:p>
          </table:table-cell>
          <table:table-cell office:value-type="float" office:value="-0.94" calcext:value-type="float">
            <text:p>-0.9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/back?</text:p>
          </table:table-cell>
        </table:table-row>
        <table:table-row table:style-name="ro1">
          <table:table-cell office:value-type="string" calcext:value-type="string">
            <text:p>p_trim_a,</text:p>
          </table:table-cell>
          <table:table-cell office:value-type="string" calcext:value-type="string">
            <text:p>i_trim_a,</text:p>
          </table:table-cell>
          <table:table-cell office:value-type="string" calcext:value-type="string">
            <text:p>d_trim_a,</text:p>
          </table:table-cell>
          <table:table-cell office:value-type="string" calcext:value-type="string">
            <text:p>c_trim_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.573913" calcext:value-type="float">
            <text:p>2.573913</text:p>
          </table:table-cell>
          <table:table-cell office:value-type="float" office:value="5.286957" calcext:value-type="float">
            <text:p>5.286957</text:p>
          </table:table-cell>
          <table:table-cell office:value-type="float" office:value="-1.179584" calcext:value-type="float">
            <text:p>-1.179584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1.931623" calcext:value-type="float">
            <text:p>-1.931623</text:p>
          </table:table-cell>
          <table:table-cell office:value-type="float" office:value="4.321145" calcext:value-type="float">
            <text:p>4.321145</text:p>
          </table:table-cell>
          <table:table-cell office:value-type="float" office:value="-0.9627214" calcext:value-type="float">
            <text:p>-0.9627214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-2.119658" calcext:value-type="float">
            <text:p>-2.119658</text:p>
          </table:table-cell>
          <table:table-cell office:value-type="float" office:value="3.261316" calcext:value-type="float">
            <text:p>3.261316</text:p>
          </table:table-cell>
          <table:table-cell office:value-type="float" office:value="-0.04017845" calcext:value-type="float">
            <text:p>-0.04017845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-1.322034" calcext:value-type="float">
            <text:p>-1.322034</text:p>
          </table:table-cell>
          <table:table-cell office:value-type="float" office:value="2.600299" calcext:value-type="float">
            <text:p>2.600299</text:p>
          </table:table-cell>
          <table:table-cell office:value-type="float" office:value="0.1689882" calcext:value-type="float">
            <text:p>0.1689882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-0.8888897" calcext:value-type="float">
            <text:p>-0.8888897</text:p>
          </table:table-cell>
          <table:table-cell office:value-type="float" office:value="2.155854" calcext:value-type="float">
            <text:p>2.155854</text:p>
          </table:table-cell>
          <table:table-cell office:value-type="float" office:value="0.09255225" calcext:value-type="float">
            <text:p>0.09255225</text:p>
          </table:table-cell>
          <table:table-cell office:value-type="float" office:value="-0.53" calcext:value-type="float">
            <text:p>-0.53</text:p>
          </table:table-cell>
        </table:table-row>
        <table:table-row table:style-name="ro1">
          <table:table-cell office:value-type="float" office:value="-0.6551719" calcext:value-type="float">
            <text:p>-0.6551719</text:p>
          </table:table-cell>
          <table:table-cell office:value-type="float" office:value="1.828268" calcext:value-type="float">
            <text:p>1.828268</text:p>
          </table:table-cell>
          <table:table-cell office:value-type="float" office:value="0.05037021" calcext:value-type="float">
            <text:p>0.05037021</text:p>
          </table:table-cell>
          <table:table-cell office:value-type="float" office:value="-0.8599999" calcext:value-type="float">
            <text:p>-0.8599999</text:p>
          </table:table-cell>
        </table:table-row>
        <table:table-row table:style-name="ro1">
          <table:table-cell office:value-type="float" office:value="-0.4137939" calcext:value-type="float">
            <text:p>-0.4137939</text:p>
          </table:table-cell>
          <table:table-cell office:value-type="float" office:value="1.621371" calcext:value-type="float">
            <text:p>1.621371</text:p>
          </table:table-cell>
          <table:table-cell office:value-type="float" office:value="0.0520211" calcext:value-type="float">
            <text:p>0.0520211</text:p>
          </table:table-cell>
          <table:table-cell office:value-type="float" office:value="-0.92" calcext:value-type="float">
            <text:p>-0.92</text:p>
          </table:table-cell>
        </table:table-row>
        <table:table-row table:style-name="ro1">
          <table:table-cell office:value-type="float" office:value="-0.2857139" calcext:value-type="float">
            <text:p>-0.2857139</text:p>
          </table:table-cell>
          <table:table-cell office:value-type="float" office:value="1.478514" calcext:value-type="float">
            <text:p>1.478514</text:p>
          </table:table-cell>
          <table:table-cell office:value-type="float" office:value="0.02690758" calcext:value-type="float">
            <text:p>0.02690758</text:p>
          </table:table-cell>
          <table:table-cell office:value-type="float" office:value="-0.85" calcext:value-type="float">
            <text:p>-0.85</text:p>
          </table:table-cell>
        </table:table-row>
        <table:table-row table:style-name="ro1">
          <table:table-cell office:value-type="float" office:value="-0.1833335" calcext:value-type="float">
            <text:p>-0.1833335</text:p>
          </table:table-cell>
          <table:table-cell office:value-type="float" office:value="1.386847" calcext:value-type="float">
            <text:p>1.386847</text:p>
          </table:table-cell>
          <table:table-cell office:value-type="float" office:value="0.02132925" calcext:value-type="float">
            <text:p>0.02132925</text:p>
          </table:table-cell>
          <table:table-cell office:value-type="float" office:value="-0.88" calcext:value-type="float">
            <text:p>-0.88</text:p>
          </table:table-cell>
        </table:table-row>
        <table:table-row table:style-name="ro1">
          <table:table-cell office:value-type="float" office:value="-0.1512603" calcext:value-type="float">
            <text:p>-0.1512603</text:p>
          </table:table-cell>
          <table:table-cell office:value-type="float" office:value="1.311217" calcext:value-type="float">
            <text:p>1.311217</text:p>
          </table:table-cell>
          <table:table-cell office:value-type="float" office:value="0.006738076" calcext:value-type="float">
            <text:p>0.006738076</text:p>
          </table:table-cell>
          <table:table-cell office:value-type="float" office:value="-0.95" calcext:value-type="float">
            <text:p>-0.95</text:p>
          </table:table-cell>
        </table:table-row>
        <table:table-row table:style-name="ro1">
          <table:table-cell office:value-type="float" office:value="-0.1052627" calcext:value-type="float">
            <text:p>-0.1052627</text:p>
          </table:table-cell>
          <table:table-cell office:value-type="float" office:value="1.258586" calcext:value-type="float">
            <text:p>1.258586</text:p>
          </table:table-cell>
          <table:table-cell office:value-type="float" office:value="0.01008718" calcext:value-type="float">
            <text:p>0.01008718</text:p>
          </table:table-cell>
          <table:table-cell office:value-type="float" office:value="-0.94" calcext:value-type="float">
            <text:p>-0.94</text:p>
          </table:table-cell>
        </table:table-row>
        <table:table-row table:style-name="ro1">
          <table:table-cell office:value-type="float" office:value="-0.08695704" calcext:value-type="float">
            <text:p>-0.08695704</text:p>
          </table:table-cell>
          <table:table-cell office:value-type="float" office:value="1.215107" calcext:value-type="float">
            <text:p>1.215107</text:p>
          </table:table-cell>
          <table:table-cell office:value-type="float" office:value="0.003979492" calcext:value-type="float">
            <text:p>0.003979492</text:p>
          </table:table-cell>
          <table:table-cell office:value-type="float" office:value="-0.9099999" calcext:value-type="float">
            <text:p>-0.9099999</text:p>
          </table:table-cell>
        </table:table-row>
        <table:table-row table:style-name="ro1">
          <table:table-cell office:value-type="float" office:value="-0.05263135" calcext:value-type="float">
            <text:p>-0.05263135</text:p>
          </table:table-cell>
          <table:table-cell office:value-type="float" office:value="1.188792" calcext:value-type="float">
            <text:p>1.188792</text:p>
          </table:table-cell>
          <table:table-cell office:value-type="float" office:value="0.007527562" calcext:value-type="float">
            <text:p>0.007527562</text:p>
          </table:table-cell>
          <table:table-cell office:value-type="float" office:value="-0.93" calcext:value-type="float">
            <text:p>-0.93</text:p>
          </table:table-cell>
        </table:table-row>
        <table:table-row table:style-name="ro1">
          <table:table-cell office:value-type="float" office:value="-0.05084717" calcext:value-type="float">
            <text:p>-0.05084717</text:p>
          </table:table-cell>
          <table:table-cell office:value-type="float" office:value="1.163368" calcext:value-type="float">
            <text:p>1.163368</text:p>
          </table:table-cell>
          <table:table-cell office:value-type="float" office:value="0.0003780042" calcext:value-type="float">
            <text:p>0.0003780042</text:p>
          </table:table-cell>
          <table:table-cell office:value-type="float" office:value="-0.95" calcext:value-type="float">
            <text:p>-0.95</text:p>
          </table:table-cell>
        </table:table-row>
        <table:table-row table:style-name="ro1">
          <table:table-cell office:value-type="float" office:value="-0.0350874" calcext:value-type="float">
            <text:p>-0.0350874</text:p>
          </table:table-cell>
          <table:table-cell office:value-type="float" office:value="1.145825" calcext:value-type="float">
            <text:p>1.145825</text:p>
          </table:table-cell>
          <table:table-cell office:value-type="float" office:value="0.003456089" calcext:value-type="float">
            <text:p>0.003456089</text:p>
          </table:table-cell>
          <table:table-cell office:value-type="float" office:value="-0.94" calcext:value-type="float">
            <text:p>-0.94</text:p>
          </table:table-cell>
        </table:table-row>
        <table:table-row table:style-name="ro1">
          <table:table-cell office:value-type="float" office:value="-0.03418848" calcext:value-type="float">
            <text:p>-0.03418848</text:p>
          </table:table-cell>
          <table:table-cell office:value-type="float" office:value="1.12873" calcext:value-type="float">
            <text:p>1.12873</text:p>
          </table:table-cell>
          <table:table-cell office:value-type="float" office:value="0.0001920782" calcext:value-type="float">
            <text:p>0.0001920782</text:p>
          </table:table-cell>
          <table:table-cell office:value-type="float" office:value="-0.9599999" calcext:value-type="float">
            <text:p>-0.9599999</text:p>
          </table:table-cell>
        </table:table-row>
        <table:table-row table:style-name="ro1">
          <table:table-cell office:value-type="float" office:value="-0.01694873" calcext:value-type="float">
            <text:p>-0.01694873</text:p>
          </table:table-cell>
          <table:table-cell office:value-type="float" office:value="1.120256" calcext:value-type="float">
            <text:p>1.120256</text:p>
          </table:table-cell>
          <table:table-cell office:value-type="float" office:value="0.003652489" calcext:value-type="float">
            <text:p>0.003652489</text:p>
          </table:table-cell>
          <table:table-cell office:value-type="float" office:value="-0.9599999" calcext:value-type="float">
            <text:p>-0.9599999</text:p>
          </table:table-cell>
        </table:table-row>
        <table:table-row table:style-name="ro1">
          <table:table-cell office:value-type="float" office:value="-0.03448291" calcext:value-type="float">
            <text:p>-0.03448291</text:p>
          </table:table-cell>
          <table:table-cell office:value-type="float" office:value="1.103014" calcext:value-type="float">
            <text:p>1.103014</text:p>
          </table:table-cell>
          <table:table-cell office:value-type="float" office:value="-0.003778918" calcext:value-type="float">
            <text:p>-0.003778918</text:p>
          </table:table-cell>
          <table:table-cell office:value-type="float" office:value="-0.95" calcext:value-type="float">
            <text:p>-0.9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1.103014" calcext:value-type="float">
            <text:p>1.103014</text:p>
          </table:table-cell>
          <table:table-cell office:value-type="float" office:value="0.007431662" calcext:value-type="float">
            <text:p>0.007431662</text:p>
          </table:table-cell>
          <table:table-cell office:value-type="float" office:value="-0.95" calcext:value-type="float">
            <text:p>-0.95</text:p>
          </table:table-cell>
        </table:table-row>
        <table:table-row table:style-name="ro1">
          <table:table-cell office:value-type="float" office:value="-0.01694873" calcext:value-type="float">
            <text:p>-0.01694873</text:p>
          </table:table-cell>
          <table:table-cell office:value-type="float" office:value="1.09454" calcext:value-type="float">
            <text:p>1.09454</text:p>
          </table:table-cell>
          <table:table-cell office:value-type="float" office:value="-0.003590833" calcext:value-type="float">
            <text:p>-0.003590833</text:p>
          </table:table-cell>
          <table:table-cell office:value-type="float" office:value="-0.97" calcext:value-type="float">
            <text:p>-0.97</text:p>
          </table:table-cell>
        </table:table-row>
        <table:table-row table:style-name="ro1">
          <table:table-cell office:value-type="float" office:value="-0.0172417" calcext:value-type="float">
            <text:p>-0.0172417</text:p>
          </table:table-cell>
          <table:table-cell office:value-type="float" office:value="1.085919" calcext:value-type="float">
            <text:p>1.085919</text:p>
          </table:table-cell>
          <table:table-cell table:style-name="ce1" office:value-type="float" office:value="-0.00006313981" calcext:value-type="float">
            <text:p>-6.31E-05</text:p>
          </table:table-cell>
          <table:table-cell office:value-type="float" office:value="-0.97" calcext:value-type="float">
            <text:p>-0.9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/forward?</text:p>
          </table:table-cell>
        </table:table-row>
        <table:table-row table:style-name="ro1">
          <table:table-cell office:value-type="string" calcext:value-type="string">
            <text:p>total_cnt_a,</text:p>
          </table:table-cell>
          <table:table-cell office:value-type="string" calcext:value-type="string">
            <text:p>total_cnt_b,</text:p>
          </table:table-cell>
          <table:table-cell office:value-type="string" calcext:value-type="string">
            <text:p>rate_a,</text:p>
          </table:table-cell>
          <table:table-cell office:value-type="string" calcext:value-type="string">
            <text:p>rate_b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01" calcext:value-type="float">
            <text:p>301</text:p>
          </table:table-cell>
          <table:table-cell office:value-type="float" office:value="2713.043" calcext:value-type="float">
            <text:p>2713.043</text:p>
          </table:table-cell>
          <table:table-cell office:value-type="float" office:value="2617.391" calcext:value-type="float">
            <text:p>2617.39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876" calcext:value-type="float">
            <text:p>876</text:p>
          </table:table-cell>
          <table:table-cell office:value-type="float" office:value="5067.797" calcext:value-type="float">
            <text:p>5067.797</text:p>
          </table:table-cell>
          <table:table-cell office:value-type="float" office:value="4872.881" calcext:value-type="float">
            <text:p>4872.881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458" calcext:value-type="float">
            <text:p>1458</text:p>
          </table:table-cell>
          <table:table-cell office:value-type="float" office:value="5152.542" calcext:value-type="float">
            <text:p>5152.542</text:p>
          </table:table-cell>
          <table:table-cell office:value-type="float" office:value="4932.203" calcext:value-type="float">
            <text:p>4932.203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1986" calcext:value-type="float">
            <text:p>1986</text:p>
          </table:table-cell>
          <table:table-cell office:value-type="float" office:value="4675" calcext:value-type="float">
            <text:p>4675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2480" calcext:value-type="float">
            <text:p>2480</text:p>
          </table:table-cell>
          <table:table-cell office:value-type="float" office:value="4379.31" calcext:value-type="float">
            <text:p>4379.31</text:p>
          </table:table-cell>
          <table:table-cell office:value-type="float" office:value="4258.621" calcext:value-type="float">
            <text:p>4258.621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2980" calcext:value-type="float">
            <text:p>2980</text:p>
          </table:table-cell>
          <table:table-cell office:value-type="float" office:value="4215.517" calcext:value-type="float">
            <text:p>4215.517</text:p>
          </table:table-cell>
          <table:table-cell office:value-type="float" office:value="4310.345" calcext:value-type="float">
            <text:p>4310.345</text:p>
          </table:table-cell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float" office:value="3470" calcext:value-type="float">
            <text:p>3470</text:p>
          </table:table-cell>
          <table:table-cell office:value-type="float" office:value="4137.931" calcext:value-type="float">
            <text:p>4137.931</text:p>
          </table:table-cell>
          <table:table-cell office:value-type="float" office:value="4224.138" calcext:value-type="float">
            <text:p>4224.138</text:p>
          </table:table-cell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float" office:value="3938" calcext:value-type="float">
            <text:p>3938</text:p>
          </table:table-cell>
          <table:table-cell office:value-type="float" office:value="4095.652" calcext:value-type="float">
            <text:p>4095.652</text:p>
          </table:table-cell>
          <table:table-cell office:value-type="float" office:value="4069.565" calcext:value-type="float">
            <text:p>4069.565</text:p>
          </table:table-cell>
        </table:table-row>
        <table:table-row table:style-name="ro1">
          <table:table-cell office:value-type="float" office:value="4499" calcext:value-type="float">
            <text:p>4499</text:p>
          </table:table-cell>
          <table:table-cell office:value-type="float" office:value="4406" calcext:value-type="float">
            <text:p>4406</text:p>
          </table:table-cell>
          <table:table-cell office:value-type="float" office:value="4068.965" calcext:value-type="float">
            <text:p>4068.965</text:p>
          </table:table-cell>
          <table:table-cell office:value-type="float" office:value="4034.483" calcext:value-type="float">
            <text:p>4034.483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878" calcext:value-type="float">
            <text:p>4878</text:p>
          </table:table-cell>
          <table:table-cell office:value-type="float" office:value="4043.103" calcext:value-type="float">
            <text:p>4043.103</text:p>
          </table:table-cell>
          <table:table-cell office:value-type="float" office:value="4068.965" calcext:value-type="float">
            <text:p>4068.965</text:p>
          </table:table-cell>
        </table:table-row>
        <table:table-row table:style-name="ro1">
          <table:table-cell office:value-type="float" office:value="5430" calcext:value-type="float">
            <text:p>5430</text:p>
          </table:table-cell>
          <table:table-cell office:value-type="float" office:value="5341" calcext:value-type="float">
            <text:p>5341</text:p>
          </table:table-cell>
          <table:table-cell office:value-type="float" office:value="4052.631" calcext:value-type="float">
            <text:p>4052.631</text:p>
          </table:table-cell>
          <table:table-cell office:value-type="float" office:value="4061.403" calcext:value-type="float">
            <text:p>4061.403</text:p>
          </table:table-cell>
        </table:table-row>
        <table:table-row table:style-name="ro1">
          <table:table-cell office:value-type="float" office:value="5893" calcext:value-type="float">
            <text:p>5893</text:p>
          </table:table-cell>
          <table:table-cell office:value-type="float" office:value="5801" calcext:value-type="float">
            <text:p>5801</text:p>
          </table:table-cell>
          <table:table-cell office:value-type="float" office:value="4026.087" calcext:value-type="float">
            <text:p>4026.087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6360" calcext:value-type="float">
            <text:p>6360</text:p>
          </table:table-cell>
          <table:table-cell office:value-type="float" office:value="6267" calcext:value-type="float">
            <text:p>6267</text:p>
          </table:table-cell>
          <table:table-cell office:value-type="float" office:value="4025.862" calcext:value-type="float">
            <text:p>4025.862</text:p>
          </table:table-cell>
          <table:table-cell office:value-type="float" office:value="4017.241" calcext:value-type="float">
            <text:p>4017.241</text:p>
          </table:table-cell>
        </table:table-row>
        <table:table-row table:style-name="ro1">
          <table:table-cell office:value-type="float" office:value="6827" calcext:value-type="float">
            <text:p>6827</text:p>
          </table:table-cell>
          <table:table-cell office:value-type="float" office:value="6737" calcext:value-type="float">
            <text:p>6737</text:p>
          </table:table-cell>
          <table:table-cell office:value-type="float" office:value="4025.862" calcext:value-type="float">
            <text:p>4025.862</text:p>
          </table:table-cell>
          <table:table-cell office:value-type="float" office:value="4051.724" calcext:value-type="float">
            <text:p>4051.724</text:p>
          </table:table-cell>
        </table:table-row>
        <table:table-row table:style-name="ro1">
          <table:table-cell office:value-type="float" office:value="7296" calcext:value-type="float">
            <text:p>7296</text:p>
          </table:table-cell>
          <table:table-cell office:value-type="float" office:value="7204" calcext:value-type="float">
            <text:p>7204</text:p>
          </table:table-cell>
          <table:table-cell office:value-type="float" office:value="4008.547" calcext:value-type="float">
            <text:p>4008.547</text:p>
          </table:table-cell>
          <table:table-cell office:value-type="float" office:value="3991.453" calcext:value-type="float">
            <text:p>3991.453</text:p>
          </table:table-cell>
        </table:table-row>
        <table:table-row table:style-name="ro1">
          <table:table-cell office:value-type="float" office:value="7762" calcext:value-type="float">
            <text:p>7762</text:p>
          </table:table-cell>
          <table:table-cell office:value-type="float" office:value="7668" calcext:value-type="float">
            <text:p>7668</text:p>
          </table:table-cell>
          <table:table-cell office:value-type="float" office:value="4017.241" calcext:value-type="float">
            <text:p>4017.241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8229" calcext:value-type="float">
            <text:p>8229</text:p>
          </table:table-cell>
          <table:table-cell office:value-type="float" office:value="8135" calcext:value-type="float">
            <text:p>8135</text:p>
          </table:table-cell>
          <table:table-cell table:number-columns-repeated="2" office:value-type="float" office:value="4025.862" calcext:value-type="float">
            <text:p>4025.862</text:p>
          </table:table-cell>
        </table:table-row>
        <table:table-row table:style-name="ro1">
          <table:table-cell office:value-type="float" office:value="8695" calcext:value-type="float">
            <text:p>8695</text:p>
          </table:table-cell>
          <table:table-cell office:value-type="float" office:value="8601" calcext:value-type="float">
            <text:p>8601</text:p>
          </table:table-cell>
          <table:table-cell table:number-columns-repeated="2" office:value-type="float" office:value="4017.241" calcext:value-type="float">
            <text:p>4017.241</text:p>
          </table:table-cell>
        </table:table-row>
        <table:table-row table:style-name="ro1">
          <table:table-cell office:value-type="float" office:value="9178" calcext:value-type="float">
            <text:p>9178</text:p>
          </table:table-cell>
          <table:table-cell office:value-type="float" office:value="9082" calcext:value-type="float">
            <text:p>9082</text:p>
          </table:table-cell>
          <table:table-cell office:value-type="float" office:value="3991.735" calcext:value-type="float">
            <text:p>3991.735</text:p>
          </table:table-cell>
          <table:table-cell office:value-type="float" office:value="3975.207" calcext:value-type="float">
            <text:p>3975.207</text:p>
          </table:table-cell>
        </table:table-row>
        <table:table-row table:style-name="ro1">
          <table:table-cell office:value-type="float" office:value="9643" calcext:value-type="float">
            <text:p>9643</text:p>
          </table:table-cell>
          <table:table-cell office:value-type="float" office:value="9547" calcext:value-type="float">
            <text:p>9547</text:p>
          </table:table-cell>
          <table:table-cell table:number-columns-repeated="2" office:value-type="float" office:value="4008.621" calcext:value-type="float">
            <text:p>4008.621</text:p>
          </table:table-cell>
        </table:table-row>
        <table:table-row table:style-name="ro1">
          <table:table-cell office:value-type="float" office:value="10098" calcext:value-type="float">
            <text:p>10098</text:p>
          </table:table-cell>
          <table:table-cell office:value-type="float" office:value="10005" calcext:value-type="float">
            <text:p>10005</text:p>
          </table:table-cell>
          <table:table-cell office:value-type="float" office:value="3991.228" calcext:value-type="float">
            <text:p>3991.228</text:p>
          </table:table-cell>
          <table:table-cell office:value-type="float" office:value="4017.544" calcext:value-type="float">
            <text:p>4017.54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=</text:p>
          </table:table-cell>
          <table:table-cell/>
          <table:table-cell office:value-type="string" calcext:value-type="string">
            <text:p>/back?</text:p>
          </table:table-cell>
        </table:table-row>
        <table:table-row table:style-name="ro1">
          <table:table-cell office:value-type="string" calcext:value-type="string">
            <text:p>total_cnt_a,</text:p>
          </table:table-cell>
          <table:table-cell office:value-type="string" calcext:value-type="string">
            <text:p>total_cnt_b,</text:p>
          </table:table-cell>
          <table:table-cell office:value-type="string" calcext:value-type="string">
            <text:p>rate_a,</text:p>
          </table:table-cell>
          <table:table-cell office:value-type="string" calcext:value-type="string">
            <text:p>rate_b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09" calcext:value-type="float">
            <text:p>-309</text:p>
          </table:table-cell>
          <table:table-cell office:value-type="float" office:value="-308" calcext:value-type="float">
            <text:p>-308</text:p>
          </table:table-cell>
          <table:table-cell office:value-type="float" office:value="2686.956" calcext:value-type="float">
            <text:p>2686.956</text:p>
          </table:table-cell>
          <table:table-cell office:value-type="float" office:value="2678.261" calcext:value-type="float">
            <text:p>2678.261</text:p>
          </table:table-cell>
        </table:table-row>
        <table:table-row table:style-name="ro1">
          <table:table-cell office:value-type="float" office:value="-876" calcext:value-type="float">
            <text:p>-876</text:p>
          </table:table-cell>
          <table:table-cell office:value-type="float" office:value="-880" calcext:value-type="float">
            <text:p>-880</text:p>
          </table:table-cell>
          <table:table-cell office:value-type="float" office:value="4930.435" calcext:value-type="float">
            <text:p>4930.435</text:p>
          </table:table-cell>
          <table:table-cell office:value-type="float" office:value="4973.913" calcext:value-type="float">
            <text:p>4973.913</text:p>
          </table:table-cell>
        </table:table-row>
        <table:table-row table:style-name="ro1">
          <table:table-cell office:value-type="float" office:value="-1453" calcext:value-type="float">
            <text:p>-1453</text:p>
          </table:table-cell>
          <table:table-cell office:value-type="float" office:value="-1456" calcext:value-type="float">
            <text:p>-1456</text:p>
          </table:table-cell>
          <table:table-cell office:value-type="float" office:value="5061.403" calcext:value-type="float">
            <text:p>5061.403</text:p>
          </table:table-cell>
          <table:table-cell office:value-type="float" office:value="5052.631" calcext:value-type="float">
            <text:p>5052.631</text:p>
          </table:table-cell>
        </table:table-row>
        <table:table-row table:style-name="ro1">
          <table:table-cell office:value-type="float" office:value="-1993" calcext:value-type="float">
            <text:p>-1993</text:p>
          </table:table-cell>
          <table:table-cell office:value-type="float" office:value="-1979" calcext:value-type="float">
            <text:p>-1979</text:p>
          </table:table-cell>
          <table:table-cell office:value-type="float" office:value="4655.172" calcext:value-type="float">
            <text:p>4655.172</text:p>
          </table:table-cell>
          <table:table-cell office:value-type="float" office:value="4508.621" calcext:value-type="float">
            <text:p>4508.621</text:p>
          </table:table-cell>
        </table:table-row>
        <table:table-row table:style-name="ro1">
          <table:table-cell office:value-type="float" office:value="-2518" calcext:value-type="float">
            <text:p>-2518</text:p>
          </table:table-cell>
          <table:table-cell office:value-type="float" office:value="-2471" calcext:value-type="float">
            <text:p>-2471</text:p>
          </table:table-cell>
          <table:table-cell office:value-type="float" office:value="4449.152" calcext:value-type="float">
            <text:p>4449.152</text:p>
          </table:table-cell>
          <table:table-cell office:value-type="float" office:value="4169.491" calcext:value-type="float">
            <text:p>4169.491</text:p>
          </table:table-cell>
        </table:table-row>
        <table:table-row table:style-name="ro1">
          <table:table-cell office:value-type="float" office:value="-3026" calcext:value-type="float">
            <text:p>-3026</text:p>
          </table:table-cell>
          <table:table-cell office:value-type="float" office:value="-2942" calcext:value-type="float">
            <text:p>-2942</text:p>
          </table:table-cell>
          <table:table-cell office:value-type="float" office:value="4341.88" calcext:value-type="float">
            <text:p>4341.88</text:p>
          </table:table-cell>
          <table:table-cell office:value-type="float" office:value="4025.641" calcext:value-type="float">
            <text:p>4025.641</text:p>
          </table:table-cell>
        </table:table-row>
        <table:table-row table:style-name="ro1">
          <table:table-cell office:value-type="float" office:value="-3527" calcext:value-type="float">
            <text:p>-3527</text:p>
          </table:table-cell>
          <table:table-cell office:value-type="float" office:value="-3438" calcext:value-type="float">
            <text:p>-3438</text:p>
          </table:table-cell>
          <table:table-cell office:value-type="float" office:value="4210.084" calcext:value-type="float">
            <text:p>4210.084</text:p>
          </table:table-cell>
          <table:table-cell office:value-type="float" office:value="4168.067" calcext:value-type="float">
            <text:p>4168.067</text:p>
          </table:table-cell>
        </table:table-row>
        <table:table-row table:style-name="ro1">
          <table:table-cell office:value-type="float" office:value="-4006" calcext:value-type="float">
            <text:p>-4006</text:p>
          </table:table-cell>
          <table:table-cell office:value-type="float" office:value="-3925" calcext:value-type="float">
            <text:p>-3925</text:p>
          </table:table-cell>
          <table:table-cell office:value-type="float" office:value="4129.31" calcext:value-type="float">
            <text:p>4129.31</text:p>
          </table:table-cell>
          <table:table-cell office:value-type="float" office:value="4198.276" calcext:value-type="float">
            <text:p>4198.276</text:p>
          </table:table-cell>
        </table:table-row>
        <table:table-row table:style-name="ro1">
          <table:table-cell office:value-type="float" office:value="-4475" calcext:value-type="float">
            <text:p>-4475</text:p>
          </table:table-cell>
          <table:table-cell office:value-type="float" office:value="-4390" calcext:value-type="float">
            <text:p>-4390</text:p>
          </table:table-cell>
          <table:table-cell office:value-type="float" office:value="4114.035" calcext:value-type="float">
            <text:p>4114.035</text:p>
          </table:table-cell>
          <table:table-cell office:value-type="float" office:value="4078.948" calcext:value-type="float">
            <text:p>4078.948</text:p>
          </table:table-cell>
        </table:table-row>
        <table:table-row table:style-name="ro1">
          <table:table-cell office:value-type="float" office:value="-4946" calcext:value-type="float">
            <text:p>-4946</text:p>
          </table:table-cell>
          <table:table-cell office:value-type="float" office:value="-4854" calcext:value-type="float">
            <text:p>-4854</text:p>
          </table:table-cell>
          <table:table-cell office:value-type="float" office:value="4060.345" calcext:value-type="float">
            <text:p>4060.345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-5413" calcext:value-type="float">
            <text:p>-5413</text:p>
          </table:table-cell>
          <table:table-cell office:value-type="float" office:value="-5320" calcext:value-type="float">
            <text:p>-5320</text:p>
          </table:table-cell>
          <table:table-cell office:value-type="float" office:value="4060.87" calcext:value-type="float">
            <text:p>4060.87</text:p>
          </table:table-cell>
          <table:table-cell office:value-type="float" office:value="4052.174" calcext:value-type="float">
            <text:p>4052.174</text:p>
          </table:table-cell>
        </table:table-row>
        <table:table-row table:style-name="ro1">
          <table:table-cell office:value-type="float" office:value="-5880" calcext:value-type="float">
            <text:p>-5880</text:p>
          </table:table-cell>
          <table:table-cell office:value-type="float" office:value="-5793" calcext:value-type="float">
            <text:p>-5793</text:p>
          </table:table-cell>
          <table:table-cell office:value-type="float" office:value="4025.862" calcext:value-type="float">
            <text:p>4025.862</text:p>
          </table:table-cell>
          <table:table-cell office:value-type="float" office:value="4077.586" calcext:value-type="float">
            <text:p>4077.586</text:p>
          </table:table-cell>
        </table:table-row>
        <table:table-row table:style-name="ro1">
          <table:table-cell office:value-type="float" office:value="-6351" calcext:value-type="float">
            <text:p>-6351</text:p>
          </table:table-cell>
          <table:table-cell office:value-type="float" office:value="-6263" calcext:value-type="float">
            <text:p>-6263</text:p>
          </table:table-cell>
          <table:table-cell office:value-type="float" office:value="4025.641" calcext:value-type="float">
            <text:p>4025.641</text:p>
          </table:table-cell>
          <table:table-cell office:value-type="float" office:value="4017.094" calcext:value-type="float">
            <text:p>4017.094</text:p>
          </table:table-cell>
        </table:table-row>
        <table:table-row table:style-name="ro1">
          <table:table-cell office:value-type="float" office:value="-6807" calcext:value-type="float">
            <text:p>-6807</text:p>
          </table:table-cell>
          <table:table-cell office:value-type="float" office:value="-6715" calcext:value-type="float">
            <text:p>-6715</text:p>
          </table:table-cell>
          <table:table-cell office:value-type="float" office:value="4035.398" calcext:value-type="float">
            <text:p>4035.398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-7272" calcext:value-type="float">
            <text:p>-7272</text:p>
          </table:table-cell>
          <table:table-cell office:value-type="float" office:value="-7178" calcext:value-type="float">
            <text:p>-7178</text:p>
          </table:table-cell>
          <table:table-cell office:value-type="float" office:value="4008.621" calcext:value-type="float">
            <text:p>4008.621</text:p>
          </table:table-cell>
          <table:table-cell office:value-type="float" office:value="3991.379" calcext:value-type="float">
            <text:p>3991.379</text:p>
          </table:table-cell>
        </table:table-row>
        <table:table-row table:style-name="ro1">
          <table:table-cell office:value-type="float" office:value="-7739" calcext:value-type="float">
            <text:p>-7739</text:p>
          </table:table-cell>
          <table:table-cell office:value-type="float" office:value="-7646" calcext:value-type="float">
            <text:p>-7646</text:p>
          </table:table-cell>
          <table:table-cell office:value-type="float" office:value="4025.862" calcext:value-type="float">
            <text:p>4025.862</text:p>
          </table:table-cell>
          <table:table-cell office:value-type="float" office:value="4034.483" calcext:value-type="float">
            <text:p>4034.483</text:p>
          </table:table-cell>
        </table:table-row>
        <table:table-row table:style-name="ro1">
          <table:table-cell office:value-type="float" office:value="-8208" calcext:value-type="float">
            <text:p>-8208</text:p>
          </table:table-cell>
          <table:table-cell office:value-type="float" office:value="-8116" calcext:value-type="float">
            <text:p>-8116</text:p>
          </table:table-cell>
          <table:table-cell office:value-type="float" office:value="4008.547" calcext:value-type="float">
            <text:p>4008.547</text:p>
          </table:table-cell>
          <table:table-cell office:value-type="float" office:value="4017.094" calcext:value-type="float">
            <text:p>4017.094</text:p>
          </table:table-cell>
        </table:table-row>
        <table:table-row table:style-name="ro1">
          <table:table-cell office:value-type="float" office:value="-8681" calcext:value-type="float">
            <text:p>-8681</text:p>
          </table:table-cell>
          <table:table-cell office:value-type="float" office:value="-8589" calcext:value-type="float">
            <text:p>-8589</text:p>
          </table:table-cell>
          <table:table-cell table:number-columns-repeated="2" office:value-type="float" office:value="4008.474" calcext:value-type="float">
            <text:p>4008.474</text:p>
          </table:table-cell>
        </table:table-row>
        <table:table-row table:style-name="ro1">
          <table:table-cell office:value-type="float" office:value="-9146" calcext:value-type="float">
            <text:p>-9146</text:p>
          </table:table-cell>
          <table:table-cell office:value-type="float" office:value="-9052" calcext:value-type="float">
            <text:p>-9052</text:p>
          </table:table-cell>
          <table:table-cell office:value-type="float" office:value="4008.621" calcext:value-type="float">
            <text:p>4008.621</text:p>
          </table:table-cell>
          <table:table-cell office:value-type="float" office:value="3991.379" calcext:value-type="float">
            <text:p>3991.379</text:p>
          </table:table-cell>
        </table:table-row>
        <table:table-row table:style-name="ro1">
          <table:table-cell office:value-type="float" office:value="-9615" calcext:value-type="float">
            <text:p>-9615</text:p>
          </table:table-cell>
          <table:table-cell office:value-type="float" office:value="-9521" calcext:value-type="float">
            <text:p>-9521</text:p>
          </table:table-cell>
          <table:table-cell table:number-columns-repeated="2" office:value-type="float" office:value="4008.547" calcext:value-type="float">
            <text:p>4008.547</text:p>
          </table:table-cell>
        </table:table-row>
        <table:table-row table:style-name="ro1">
          <table:table-cell office:value-type="float" office:value="-10088" calcext:value-type="float">
            <text:p>-10088</text:p>
          </table:table-cell>
          <table:table-cell office:value-type="float" office:value="-9995" calcext:value-type="float">
            <text:p>-9995</text:p>
          </table:table-cell>
          <table:table-cell office:value-type="float" office:value="4008.474" calcext:value-type="float">
            <text:p>4008.474</text:p>
          </table:table-cell>
          <table:table-cell office:value-type="float" office:value="4016.949" calcext:value-type="float">
            <text:p>4016.9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1T04:45:27.394582279</meta:creation-date>
    <dc:date>2023-06-11T05:27:07.600055318</dc:date>
    <meta:editing-duration>PT11M18S</meta:editing-duration>
    <meta:editing-cycles>3</meta:editing-cycles>
    <meta:generator>LibreOffice/6.4.7.2$Linux_X86_64 LibreOffice_project/40$Build-2</meta:generator>
    <meta:document-statistic meta:table-count="1" meta:cell-count="381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454cm" style:legend-expansion="high" chart:style-name="ch2"/>
        <chart:plot-area chart:style-name="ch3" table:cell-range-address="Sheet1.A4:Sheet1.D26" chart:data-source-has-labels="row" svg:x="0.32cm" svg:y="0.18cm" svg:width="12.587cm" svg:height="8.64cm">
          <chartooo:coordinate-region svg:x="0.862cm" svg:y="0.356cm" svg:width="11.7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5:Sheet1.A26" chart:label-cell-address="Sheet1.A4:Sheet1.A4" chart:class="chart:line">
            <chart:data-point chart:repeated="22"/>
          </chart:series>
          <chart:series chart:style-name="ch7" chart:values-cell-range-address="Sheet1.B5:Sheet1.B26" chart:label-cell-address="Sheet1.B4:Sheet1.B4" chart:class="chart:line">
            <chart:data-point chart:repeated="22"/>
          </chart:series>
          <chart:series chart:style-name="ch8" chart:values-cell-range-address="Sheet1.C5:Sheet1.C26" chart:label-cell-address="Sheet1.C4:Sheet1.C4" chart:class="chart:line">
            <chart:data-point chart:repeated="22"/>
          </chart:series>
          <chart:series chart:style-name="ch9" chart:values-cell-range-address="Sheet1.D5:Sheet1.D26" chart:label-cell-address="Sheet1.D4:Sheet1.D4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_trim_a,</text:p>
                <draw:g>
                  <svg:desc>Sheet1.A4:Sheet1.A4</svg:desc>
                </draw:g>
              </table:table-cell>
              <table:table-cell office:value-type="string">
                <text:p>i_trim_a,</text:p>
                <draw:g>
                  <svg:desc>Sheet1.B4:Sheet1.B4</svg:desc>
                </draw:g>
              </table:table-cell>
              <table:table-cell office:value-type="string">
                <text:p>d_trim_a,</text:p>
                <draw:g>
                  <svg:desc>Sheet1.C4:Sheet1.C4</svg:desc>
                </draw:g>
              </table:table-cell>
              <table:table-cell office:value-type="string">
                <text:p>c_trim_a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5:Sheet1.A26</svg:desc>
                </draw:g>
              </table:table-cell>
              <table:table-cell office:value-type="float" office:value="4">
                <text:p>4</text:p>
                <draw:g>
                  <svg:desc>Sheet1.B5:Sheet1.B26</svg:desc>
                </draw:g>
              </table:table-cell>
              <table:table-cell office:value-type="float" office:value="-0">
                <text:p>-0</text:p>
                <draw:g>
                  <svg:desc>Sheet1.C5:Sheet1.C26</svg:desc>
                </draw:g>
              </table:table-cell>
              <table:table-cell office:value-type="float" office:value="-0">
                <text:p>-0</text:p>
                <draw:g>
                  <svg:desc>Sheet1.D5:Sheet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49573">
                <text:p>2.649573</text:p>
              </table:table-cell>
              <table:table-cell office:value-type="float" office:value="5.324786">
                <text:p>5.324786</text:p>
              </table:table-cell>
              <table:table-cell office:value-type="float" office:value="-1.143254">
                <text:p>-1.143254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966387">
                <text:p>-1.966387</text:p>
              </table:table-cell>
              <table:table-cell office:value-type="float" office:value="4.341593">
                <text:p>4.341593</text:p>
              </table:table-cell>
              <table:table-cell office:value-type="float" office:value="-0.9697393">
                <text:p>-0.9697393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188034">
                <text:p>-2.188034</text:p>
              </table:table-cell>
              <table:table-cell office:value-type="float" office:value="3.247576">
                <text:p>3.247576</text:p>
              </table:table-cell>
              <table:table-cell office:value-type="float" office:value="-0.04736057">
                <text:p>-0.04736057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294118">
                <text:p>-1.294118</text:p>
              </table:table-cell>
              <table:table-cell office:value-type="float" office:value="2.600517">
                <text:p>2.600517</text:p>
              </table:table-cell>
              <table:table-cell office:value-type="float" office:value="0.1877975">
                <text:p>0.1877975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7796612">
                <text:p>-0.7796612</text:p>
              </table:table-cell>
              <table:table-cell office:value-type="float" office:value="2.210686">
                <text:p>2.210686</text:p>
              </table:table-cell>
              <table:table-cell office:value-type="float" office:value="0.1089951">
                <text:p>0.1089951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406777">
                <text:p>-0.4406777</text:p>
              </table:table-cell>
              <table:table-cell office:value-type="float" office:value="1.990347">
                <text:p>1.990347</text:p>
              </table:table-cell>
              <table:table-cell office:value-type="float" office:value="0.07181852">
                <text:p>0.07181852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157891">
                <text:p>-0.3157891</text:p>
              </table:table-cell>
              <table:table-cell office:value-type="float" office:value="1.832453">
                <text:p>1.832453</text:p>
              </table:table-cell>
              <table:table-cell office:value-type="float" office:value="0.02738787">
                <text:p>0.02738787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241387">
                <text:p>-0.2241387</text:p>
              </table:table-cell>
              <table:table-cell office:value-type="float" office:value="1.720383">
                <text:p>1.720383</text:p>
              </table:table-cell>
              <table:table-cell office:value-type="float" office:value="0.01975224">
                <text:p>0.01975224</text:p>
              </table:table-cell>
              <table:table-cell office:value-type="float" office:value="-0.83">
                <text:p>-0.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929824">
                <text:p>-0.1929824</text:p>
              </table:table-cell>
              <table:table-cell office:value-type="float" office:value="1.623892">
                <text:p>1.623892</text:p>
              </table:table-cell>
              <table:table-cell office:value-type="float" office:value="0.006832511">
                <text:p>0.006832511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512603">
                <text:p>-0.1512603</text:p>
              </table:table-cell>
              <table:table-cell office:value-type="float" office:value="1.548262">
                <text:p>1.548262</text:p>
              </table:table-cell>
              <table:table-cell office:value-type="float" office:value="0.008765162">
                <text:p>0.008765162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02564">
                <text:p>-0.102564</text:p>
              </table:table-cell>
              <table:table-cell office:value-type="float" office:value="1.49698">
                <text:p>1.49698</text:p>
              </table:table-cell>
              <table:table-cell office:value-type="float" office:value="0.01040519">
                <text:p>0.01040519</text:p>
              </table:table-cell>
              <table:table-cell office:value-type="float" office:value="-0.8599999">
                <text:p>-0.859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016948">
                <text:p>-0.1016948</text:p>
              </table:table-cell>
              <table:table-cell office:value-type="float" office:value="1.446133">
                <text:p>1.446133</text:p>
              </table:table-cell>
              <table:table-cell office:value-type="float" office:value="0.00018414">
                <text:p>0.00018414</text:p>
              </table:table-cell>
              <table:table-cell office:value-type="float" office:value="-0.9099999">
                <text:p>-0.90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052627">
                <text:p>-0.1052627</text:p>
              </table:table-cell>
              <table:table-cell office:value-type="float" office:value="1.393501">
                <text:p>1.393501</text:p>
              </table:table-cell>
              <table:table-cell office:value-type="float" office:value="-0.0007824278">
                <text:p>-0.0007824278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6837647">
                <text:p>-0.06837647</text:p>
              </table:table-cell>
              <table:table-cell office:value-type="float" office:value="1.359313">
                <text:p>1.359313</text:p>
              </table:table-cell>
              <table:table-cell office:value-type="float" office:value="0.007881674">
                <text:p>0.007881674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3448291">
                <text:p>-0.03448291</text:p>
              </table:table-cell>
              <table:table-cell office:value-type="float" office:value="1.342072">
                <text:p>1.342072</text:p>
              </table:table-cell>
              <table:table-cell office:value-type="float" office:value="0.007304645">
                <text:p>0.007304645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6896582">
                <text:p>-0.06896582</text:p>
              </table:table-cell>
              <table:table-cell office:value-type="float" office:value="1.307589">
                <text:p>1.307589</text:p>
              </table:table-cell>
              <table:table-cell office:value-type="float" office:value="-0.007431662">
                <text:p>-0.007431662</text:p>
              </table:table-cell>
              <table:table-cell office:value-type="float" office:value="-0.9599999">
                <text:p>-0.95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3478223">
                <text:p>-0.03478223</text:p>
              </table:table-cell>
              <table:table-cell office:value-type="float" office:value="1.290198">
                <text:p>1.290198</text:p>
              </table:table-cell>
              <table:table-cell office:value-type="float" office:value="0.007431216">
                <text:p>0.007431216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">
                <text:p>-0</text:p>
              </table:table-cell>
              <table:table-cell office:value-type="float" office:value="1.290198">
                <text:p>1.290198</text:p>
              </table:table-cell>
              <table:table-cell office:value-type="float" office:value="0.007432099">
                <text:p>0.007432099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3448291">
                <text:p>-0.03448291</text:p>
              </table:table-cell>
              <table:table-cell office:value-type="float" office:value="1.272956">
                <text:p>1.272956</text:p>
              </table:table-cell>
              <table:table-cell office:value-type="float" office:value="-0.007431662">
                <text:p>-0.007431662</text:p>
              </table:table-cell>
              <table:table-cell office:value-type="float" office:value="-0.9599999">
                <text:p>-0.95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">
                <text:p>-0</text:p>
              </table:table-cell>
              <table:table-cell office:value-type="float" office:value="1.272956">
                <text:p>1.272956</text:p>
              </table:table-cell>
              <table:table-cell office:value-type="float" office:value="0.007305701">
                <text:p>0.007305701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3418848">
                <text:p>-0.03418848</text:p>
              </table:table-cell>
              <table:table-cell office:value-type="float" office:value="1.255862">
                <text:p>1.255862</text:p>
              </table:table-cell>
              <table:table-cell office:value-type="float" office:value="-0.00730523">
                <text:p>-0.00730523</text:p>
              </table:table-cell>
              <table:table-cell office:value-type="float" office:value="-0.94">
                <text:p>-0.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454cm" style:legend-expansion="high" chart:style-name="ch2"/>
        <chart:plot-area chart:style-name="ch3" table:cell-range-address="Sheet1.A30:Sheet1.D52" chart:data-source-has-labels="row" svg:x="0.32cm" svg:y="0.18cm" svg:width="12.587cm" svg:height="8.64cm">
          <chartooo:coordinate-region svg:x="0.862cm" svg:y="0.356cm" svg:width="11.7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31:Sheet1.A52" chart:label-cell-address="Sheet1.A30:Sheet1.A30" chart:class="chart:line">
            <chart:data-point chart:repeated="22"/>
          </chart:series>
          <chart:series chart:style-name="ch7" chart:values-cell-range-address="Sheet1.B31:Sheet1.B52" chart:label-cell-address="Sheet1.B30:Sheet1.B30" chart:class="chart:line">
            <chart:data-point chart:repeated="22"/>
          </chart:series>
          <chart:series chart:style-name="ch8" chart:values-cell-range-address="Sheet1.C31:Sheet1.C52" chart:label-cell-address="Sheet1.C30:Sheet1.C30" chart:class="chart:line">
            <chart:data-point chart:repeated="22"/>
          </chart:series>
          <chart:series chart:style-name="ch9" chart:values-cell-range-address="Sheet1.D31:Sheet1.D52" chart:label-cell-address="Sheet1.D30:Sheet1.D30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_trim_a,</text:p>
                <draw:g>
                  <svg:desc>Sheet1.A30:Sheet1.A30</svg:desc>
                </draw:g>
              </table:table-cell>
              <table:table-cell office:value-type="string">
                <text:p>i_trim_a,</text:p>
                <draw:g>
                  <svg:desc>Sheet1.B30:Sheet1.B30</svg:desc>
                </draw:g>
              </table:table-cell>
              <table:table-cell office:value-type="string">
                <text:p>d_trim_a,</text:p>
                <draw:g>
                  <svg:desc>Sheet1.C30:Sheet1.C30</svg:desc>
                </draw:g>
              </table:table-cell>
              <table:table-cell office:value-type="string">
                <text:p>c_trim_a</text:p>
                <draw:g>
                  <svg:desc>Sheet1.D30:Sheet1.D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31:Sheet1.A52</svg:desc>
                </draw:g>
              </table:table-cell>
              <table:table-cell office:value-type="float" office:value="4">
                <text:p>4</text:p>
                <draw:g>
                  <svg:desc>Sheet1.B31:Sheet1.B52</svg:desc>
                </draw:g>
              </table:table-cell>
              <table:table-cell office:value-type="float" office:value="-0">
                <text:p>-0</text:p>
                <draw:g>
                  <svg:desc>Sheet1.C31:Sheet1.C52</svg:desc>
                </draw:g>
              </table:table-cell>
              <table:table-cell office:value-type="float" office:value="-0">
                <text:p>-0</text:p>
                <draw:g>
                  <svg:desc>Sheet1.D31:Sheet1.D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73913">
                <text:p>2.573913</text:p>
              </table:table-cell>
              <table:table-cell office:value-type="float" office:value="5.286957">
                <text:p>5.286957</text:p>
              </table:table-cell>
              <table:table-cell office:value-type="float" office:value="-1.179584">
                <text:p>-1.17958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931623">
                <text:p>-1.931623</text:p>
              </table:table-cell>
              <table:table-cell office:value-type="float" office:value="4.321145">
                <text:p>4.321145</text:p>
              </table:table-cell>
              <table:table-cell office:value-type="float" office:value="-0.9627214">
                <text:p>-0.9627214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119658">
                <text:p>-2.119658</text:p>
              </table:table-cell>
              <table:table-cell office:value-type="float" office:value="3.261316">
                <text:p>3.261316</text:p>
              </table:table-cell>
              <table:table-cell office:value-type="float" office:value="-0.04017845">
                <text:p>-0.04017845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322034">
                <text:p>-1.322034</text:p>
              </table:table-cell>
              <table:table-cell office:value-type="float" office:value="2.600299">
                <text:p>2.600299</text:p>
              </table:table-cell>
              <table:table-cell office:value-type="float" office:value="0.1689882">
                <text:p>0.1689882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8888897">
                <text:p>-0.8888897</text:p>
              </table:table-cell>
              <table:table-cell office:value-type="float" office:value="2.155854">
                <text:p>2.155854</text:p>
              </table:table-cell>
              <table:table-cell office:value-type="float" office:value="0.09255225">
                <text:p>0.09255225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6551719">
                <text:p>-0.6551719</text:p>
              </table:table-cell>
              <table:table-cell office:value-type="float" office:value="1.828268">
                <text:p>1.828268</text:p>
              </table:table-cell>
              <table:table-cell office:value-type="float" office:value="0.05037021">
                <text:p>0.05037021</text:p>
              </table:table-cell>
              <table:table-cell office:value-type="float" office:value="-0.8599999">
                <text:p>-0.85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137939">
                <text:p>-0.4137939</text:p>
              </table:table-cell>
              <table:table-cell office:value-type="float" office:value="1.621371">
                <text:p>1.621371</text:p>
              </table:table-cell>
              <table:table-cell office:value-type="float" office:value="0.0520211">
                <text:p>0.0520211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857139">
                <text:p>-0.2857139</text:p>
              </table:table-cell>
              <table:table-cell office:value-type="float" office:value="1.478514">
                <text:p>1.478514</text:p>
              </table:table-cell>
              <table:table-cell office:value-type="float" office:value="0.02690758">
                <text:p>0.02690758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833335">
                <text:p>-0.1833335</text:p>
              </table:table-cell>
              <table:table-cell office:value-type="float" office:value="1.386847">
                <text:p>1.386847</text:p>
              </table:table-cell>
              <table:table-cell office:value-type="float" office:value="0.02132925">
                <text:p>0.02132925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512603">
                <text:p>-0.1512603</text:p>
              </table:table-cell>
              <table:table-cell office:value-type="float" office:value="1.311217">
                <text:p>1.311217</text:p>
              </table:table-cell>
              <table:table-cell office:value-type="float" office:value="0.006738076">
                <text:p>0.006738076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052627">
                <text:p>-0.1052627</text:p>
              </table:table-cell>
              <table:table-cell office:value-type="float" office:value="1.258586">
                <text:p>1.258586</text:p>
              </table:table-cell>
              <table:table-cell office:value-type="float" office:value="0.01008718">
                <text:p>0.01008718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8695704">
                <text:p>-0.08695704</text:p>
              </table:table-cell>
              <table:table-cell office:value-type="float" office:value="1.215107">
                <text:p>1.215107</text:p>
              </table:table-cell>
              <table:table-cell office:value-type="float" office:value="0.003979492">
                <text:p>0.003979492</text:p>
              </table:table-cell>
              <table:table-cell office:value-type="float" office:value="-0.9099999">
                <text:p>-0.90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5263135">
                <text:p>-0.05263135</text:p>
              </table:table-cell>
              <table:table-cell office:value-type="float" office:value="1.188792">
                <text:p>1.188792</text:p>
              </table:table-cell>
              <table:table-cell office:value-type="float" office:value="0.007527562">
                <text:p>0.007527562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5084717">
                <text:p>-0.05084717</text:p>
              </table:table-cell>
              <table:table-cell office:value-type="float" office:value="1.163368">
                <text:p>1.163368</text:p>
              </table:table-cell>
              <table:table-cell office:value-type="float" office:value="0.0003780042">
                <text:p>0.0003780042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350874">
                <text:p>-0.0350874</text:p>
              </table:table-cell>
              <table:table-cell office:value-type="float" office:value="1.145825">
                <text:p>1.145825</text:p>
              </table:table-cell>
              <table:table-cell office:value-type="float" office:value="0.003456089">
                <text:p>0.003456089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3418848">
                <text:p>-0.03418848</text:p>
              </table:table-cell>
              <table:table-cell office:value-type="float" office:value="1.12873">
                <text:p>1.12873</text:p>
              </table:table-cell>
              <table:table-cell office:value-type="float" office:value="0.0001920782">
                <text:p>0.0001920782</text:p>
              </table:table-cell>
              <table:table-cell office:value-type="float" office:value="-0.9599999">
                <text:p>-0.95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1694873">
                <text:p>-0.01694873</text:p>
              </table:table-cell>
              <table:table-cell office:value-type="float" office:value="1.120256">
                <text:p>1.120256</text:p>
              </table:table-cell>
              <table:table-cell office:value-type="float" office:value="0.003652489">
                <text:p>0.003652489</text:p>
              </table:table-cell>
              <table:table-cell office:value-type="float" office:value="-0.9599999">
                <text:p>-0.95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3448291">
                <text:p>-0.03448291</text:p>
              </table:table-cell>
              <table:table-cell office:value-type="float" office:value="1.103014">
                <text:p>1.103014</text:p>
              </table:table-cell>
              <table:table-cell office:value-type="float" office:value="-0.003778918">
                <text:p>-0.003778918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">
                <text:p>-0</text:p>
              </table:table-cell>
              <table:table-cell office:value-type="float" office:value="1.103014">
                <text:p>1.103014</text:p>
              </table:table-cell>
              <table:table-cell office:value-type="float" office:value="0.007431662">
                <text:p>0.007431662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1694873">
                <text:p>-0.01694873</text:p>
              </table:table-cell>
              <table:table-cell office:value-type="float" office:value="1.09454">
                <text:p>1.09454</text:p>
              </table:table-cell>
              <table:table-cell office:value-type="float" office:value="-0.003590833">
                <text:p>-0.003590833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172417">
                <text:p>-0.0172417</text:p>
              </table:table-cell>
              <table:table-cell office:value-type="float" office:value="1.085919">
                <text:p>1.085919</text:p>
              </table:table-cell>
              <table:table-cell office:value-type="float" office:value="-0.00006313981">
                <text:p>-0.00006313981</text:p>
              </table:table-cell>
              <table:table-cell office:value-type="float" office:value="-0.97">
                <text:p>-0.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57cm" svg:y="3.454cm" style:legend-expansion="high" chart:style-name="ch2"/>
        <chart:plot-area chart:style-name="ch3" table:cell-range-address="Sheet1.A56:Sheet1.D78" chart:data-source-has-labels="row" svg:x="0.32cm" svg:y="0.18cm" svg:width="12.217cm" svg:height="8.64cm">
          <chartooo:coordinate-region svg:x="1.312cm" svg:y="0.379cm" svg:width="10.85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57:Sheet1.A78" chart:label-cell-address="Sheet1.A56:Sheet1.A56" chart:class="chart:line">
            <chart:data-point chart:repeated="22"/>
          </chart:series>
          <chart:series chart:style-name="ch7" chart:values-cell-range-address="Sheet1.B57:Sheet1.B78" chart:label-cell-address="Sheet1.B56:Sheet1.B56" chart:class="chart:line">
            <chart:data-point chart:repeated="22"/>
          </chart:series>
          <chart:series chart:style-name="ch8" chart:values-cell-range-address="Sheet1.C57:Sheet1.C78" chart:label-cell-address="Sheet1.C56:Sheet1.C56" chart:class="chart:line">
            <chart:data-point chart:repeated="22"/>
          </chart:series>
          <chart:series chart:style-name="ch9" chart:values-cell-range-address="Sheet1.D57:Sheet1.D78" chart:label-cell-address="Sheet1.D56:Sheet1.D56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cnt_a,</text:p>
                <draw:g>
                  <svg:desc>Sheet1.A56:Sheet1.A56</svg:desc>
                </draw:g>
              </table:table-cell>
              <table:table-cell office:value-type="string">
                <text:p>total_cnt_b,</text:p>
                <draw:g>
                  <svg:desc>Sheet1.B56:Sheet1.B56</svg:desc>
                </draw:g>
              </table:table-cell>
              <table:table-cell office:value-type="string">
                <text:p>rate_a,</text:p>
                <draw:g>
                  <svg:desc>Sheet1.C56:Sheet1.C56</svg:desc>
                </draw:g>
              </table:table-cell>
              <table:table-cell office:value-type="string">
                <text:p>rate_b</text:p>
                <draw:g>
                  <svg:desc>Sheet1.D56:Sheet1.D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57:Sheet1.A78</svg:desc>
                </draw:g>
              </table:table-cell>
              <table:table-cell office:value-type="float" office:value="0">
                <text:p>0</text:p>
                <draw:g>
                  <svg:desc>Sheet1.B57:Sheet1.B78</svg:desc>
                </draw:g>
              </table:table-cell>
              <table:table-cell office:value-type="float" office:value="0">
                <text:p>0</text:p>
                <draw:g>
                  <svg:desc>Sheet1.C57:Sheet1.C78</svg:desc>
                </draw:g>
              </table:table-cell>
              <table:table-cell office:value-type="float" office:value="0">
                <text:p>0</text:p>
                <draw:g>
                  <svg:desc>Sheet1.D57:Sheet1.D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2">
                <text:p>312</text:p>
              </table:table-cell>
              <table:table-cell office:value-type="float" office:value="301">
                <text:p>301</text:p>
              </table:table-cell>
              <table:table-cell office:value-type="float" office:value="2713.043">
                <text:p>2713.043</text:p>
              </table:table-cell>
              <table:table-cell office:value-type="float" office:value="2617.391">
                <text:p>2617.3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10">
                <text:p>910</text:p>
              </table:table-cell>
              <table:table-cell office:value-type="float" office:value="876">
                <text:p>876</text:p>
              </table:table-cell>
              <table:table-cell office:value-type="float" office:value="5067.797">
                <text:p>5067.797</text:p>
              </table:table-cell>
              <table:table-cell office:value-type="float" office:value="4872.881">
                <text:p>4872.8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18">
                <text:p>1518</text:p>
              </table:table-cell>
              <table:table-cell office:value-type="float" office:value="1458">
                <text:p>1458</text:p>
              </table:table-cell>
              <table:table-cell office:value-type="float" office:value="5152.542">
                <text:p>5152.542</text:p>
              </table:table-cell>
              <table:table-cell office:value-type="float" office:value="4932.203">
                <text:p>4932.2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79">
                <text:p>2079</text:p>
              </table:table-cell>
              <table:table-cell office:value-type="float" office:value="1986">
                <text:p>1986</text:p>
              </table:table-cell>
              <table:table-cell office:value-type="float" office:value="4675">
                <text:p>4675</text:p>
              </table:table-cell>
              <table:table-cell office:value-type="float" office:value="4400">
                <text:p>4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87">
                <text:p>2587</text:p>
              </table:table-cell>
              <table:table-cell office:value-type="float" office:value="2480">
                <text:p>2480</text:p>
              </table:table-cell>
              <table:table-cell office:value-type="float" office:value="4379.31">
                <text:p>4379.31</text:p>
              </table:table-cell>
              <table:table-cell office:value-type="float" office:value="4258.621">
                <text:p>4258.6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76">
                <text:p>3076</text:p>
              </table:table-cell>
              <table:table-cell office:value-type="float" office:value="2980">
                <text:p>2980</text:p>
              </table:table-cell>
              <table:table-cell office:value-type="float" office:value="4215.517">
                <text:p>4215.517</text:p>
              </table:table-cell>
              <table:table-cell office:value-type="float" office:value="4310.345">
                <text:p>4310.3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56">
                <text:p>3556</text:p>
              </table:table-cell>
              <table:table-cell office:value-type="float" office:value="3470">
                <text:p>3470</text:p>
              </table:table-cell>
              <table:table-cell office:value-type="float" office:value="4137.931">
                <text:p>4137.931</text:p>
              </table:table-cell>
              <table:table-cell office:value-type="float" office:value="4224.138">
                <text:p>4224.1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27">
                <text:p>4027</text:p>
              </table:table-cell>
              <table:table-cell office:value-type="float" office:value="3938">
                <text:p>3938</text:p>
              </table:table-cell>
              <table:table-cell office:value-type="float" office:value="4095.652">
                <text:p>4095.652</text:p>
              </table:table-cell>
              <table:table-cell office:value-type="float" office:value="4069.565">
                <text:p>4069.5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99">
                <text:p>4499</text:p>
              </table:table-cell>
              <table:table-cell office:value-type="float" office:value="4406">
                <text:p>4406</text:p>
              </table:table-cell>
              <table:table-cell office:value-type="float" office:value="4068.965">
                <text:p>4068.965</text:p>
              </table:table-cell>
              <table:table-cell office:value-type="float" office:value="4034.483">
                <text:p>4034.4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68">
                <text:p>4968</text:p>
              </table:table-cell>
              <table:table-cell office:value-type="float" office:value="4878">
                <text:p>4878</text:p>
              </table:table-cell>
              <table:table-cell office:value-type="float" office:value="4043.103">
                <text:p>4043.103</text:p>
              </table:table-cell>
              <table:table-cell office:value-type="float" office:value="4068.965">
                <text:p>4068.9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30">
                <text:p>5430</text:p>
              </table:table-cell>
              <table:table-cell office:value-type="float" office:value="5341">
                <text:p>5341</text:p>
              </table:table-cell>
              <table:table-cell office:value-type="float" office:value="4052.631">
                <text:p>4052.631</text:p>
              </table:table-cell>
              <table:table-cell office:value-type="float" office:value="4061.403">
                <text:p>4061.4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93">
                <text:p>5893</text:p>
              </table:table-cell>
              <table:table-cell office:value-type="float" office:value="5801">
                <text:p>5801</text:p>
              </table:table-cell>
              <table:table-cell office:value-type="float" office:value="4026.087">
                <text:p>4026.08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60">
                <text:p>6360</text:p>
              </table:table-cell>
              <table:table-cell office:value-type="float" office:value="6267">
                <text:p>6267</text:p>
              </table:table-cell>
              <table:table-cell office:value-type="float" office:value="4025.862">
                <text:p>4025.862</text:p>
              </table:table-cell>
              <table:table-cell office:value-type="float" office:value="4017.241">
                <text:p>4017.2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27">
                <text:p>6827</text:p>
              </table:table-cell>
              <table:table-cell office:value-type="float" office:value="6737">
                <text:p>6737</text:p>
              </table:table-cell>
              <table:table-cell office:value-type="float" office:value="4025.862">
                <text:p>4025.862</text:p>
              </table:table-cell>
              <table:table-cell office:value-type="float" office:value="4051.724">
                <text:p>4051.7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96">
                <text:p>7296</text:p>
              </table:table-cell>
              <table:table-cell office:value-type="float" office:value="7204">
                <text:p>7204</text:p>
              </table:table-cell>
              <table:table-cell office:value-type="float" office:value="4008.547">
                <text:p>4008.547</text:p>
              </table:table-cell>
              <table:table-cell office:value-type="float" office:value="3991.453">
                <text:p>3991.4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762">
                <text:p>7762</text:p>
              </table:table-cell>
              <table:table-cell office:value-type="float" office:value="7668">
                <text:p>7668</text:p>
              </table:table-cell>
              <table:table-cell office:value-type="float" office:value="4017.241">
                <text:p>4017.24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229">
                <text:p>8229</text:p>
              </table:table-cell>
              <table:table-cell office:value-type="float" office:value="8135">
                <text:p>8135</text:p>
              </table:table-cell>
              <table:table-cell office:value-type="float" office:value="4025.862">
                <text:p>4025.862</text:p>
              </table:table-cell>
              <table:table-cell office:value-type="float" office:value="4025.862">
                <text:p>4025.8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695">
                <text:p>8695</text:p>
              </table:table-cell>
              <table:table-cell office:value-type="float" office:value="8601">
                <text:p>8601</text:p>
              </table:table-cell>
              <table:table-cell office:value-type="float" office:value="4017.241">
                <text:p>4017.241</text:p>
              </table:table-cell>
              <table:table-cell office:value-type="float" office:value="4017.241">
                <text:p>4017.2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178">
                <text:p>9178</text:p>
              </table:table-cell>
              <table:table-cell office:value-type="float" office:value="9082">
                <text:p>9082</text:p>
              </table:table-cell>
              <table:table-cell office:value-type="float" office:value="3991.735">
                <text:p>3991.735</text:p>
              </table:table-cell>
              <table:table-cell office:value-type="float" office:value="3975.207">
                <text:p>3975.2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643">
                <text:p>9643</text:p>
              </table:table-cell>
              <table:table-cell office:value-type="float" office:value="9547">
                <text:p>9547</text:p>
              </table:table-cell>
              <table:table-cell office:value-type="float" office:value="4008.621">
                <text:p>4008.621</text:p>
              </table:table-cell>
              <table:table-cell office:value-type="float" office:value="4008.621">
                <text:p>4008.6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98">
                <text:p>10098</text:p>
              </table:table-cell>
              <table:table-cell office:value-type="float" office:value="10005">
                <text:p>10005</text:p>
              </table:table-cell>
              <table:table-cell office:value-type="float" office:value="3991.228">
                <text:p>3991.228</text:p>
              </table:table-cell>
              <table:table-cell office:value-type="float" office:value="4017.544">
                <text:p>4017.5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57cm" svg:y="3.454cm" style:legend-expansion="high" chart:style-name="ch2"/>
        <chart:plot-area chart:style-name="ch3" table:cell-range-address="Sheet1.A82:Sheet1.D104" chart:data-source-has-labels="row" svg:x="0.32cm" svg:y="0.18cm" svg:width="12.217cm" svg:height="8.64cm">
          <chartooo:coordinate-region svg:x="1.603cm" svg:y="0.379cm" svg:width="10.74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83:Sheet1.A104" chart:label-cell-address="Sheet1.A82:Sheet1.A82" chart:class="chart:line">
            <chart:data-point chart:repeated="22"/>
          </chart:series>
          <chart:series chart:style-name="ch7" chart:values-cell-range-address="Sheet1.B83:Sheet1.B104" chart:label-cell-address="Sheet1.B82:Sheet1.B82" chart:class="chart:line">
            <chart:data-point chart:repeated="22"/>
          </chart:series>
          <chart:series chart:style-name="ch8" chart:values-cell-range-address="Sheet1.C83:Sheet1.C104" chart:label-cell-address="Sheet1.C82:Sheet1.C82" chart:class="chart:line">
            <chart:data-point chart:repeated="22"/>
          </chart:series>
          <chart:series chart:style-name="ch9" chart:values-cell-range-address="Sheet1.D83:Sheet1.D104" chart:label-cell-address="Sheet1.D82:Sheet1.D82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cnt_a,</text:p>
                <draw:g>
                  <svg:desc>Sheet1.A82:Sheet1.A82</svg:desc>
                </draw:g>
              </table:table-cell>
              <table:table-cell office:value-type="string">
                <text:p>total_cnt_b,</text:p>
                <draw:g>
                  <svg:desc>Sheet1.B82:Sheet1.B82</svg:desc>
                </draw:g>
              </table:table-cell>
              <table:table-cell office:value-type="string">
                <text:p>rate_a,</text:p>
                <draw:g>
                  <svg:desc>Sheet1.C82:Sheet1.C82</svg:desc>
                </draw:g>
              </table:table-cell>
              <table:table-cell office:value-type="string">
                <text:p>rate_b</text:p>
                <draw:g>
                  <svg:desc>Sheet1.D82:Sheet1.D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83:Sheet1.A104</svg:desc>
                </draw:g>
              </table:table-cell>
              <table:table-cell office:value-type="float" office:value="0">
                <text:p>0</text:p>
                <draw:g>
                  <svg:desc>Sheet1.B83:Sheet1.B104</svg:desc>
                </draw:g>
              </table:table-cell>
              <table:table-cell office:value-type="float" office:value="0">
                <text:p>0</text:p>
                <draw:g>
                  <svg:desc>Sheet1.C83:Sheet1.C104</svg:desc>
                </draw:g>
              </table:table-cell>
              <table:table-cell office:value-type="float" office:value="0">
                <text:p>0</text:p>
                <draw:g>
                  <svg:desc>Sheet1.D83:Sheet1.D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09">
                <text:p>-309</text:p>
              </table:table-cell>
              <table:table-cell office:value-type="float" office:value="-308">
                <text:p>-308</text:p>
              </table:table-cell>
              <table:table-cell office:value-type="float" office:value="2686.956">
                <text:p>2686.956</text:p>
              </table:table-cell>
              <table:table-cell office:value-type="float" office:value="2678.261">
                <text:p>2678.2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76">
                <text:p>-876</text:p>
              </table:table-cell>
              <table:table-cell office:value-type="float" office:value="-880">
                <text:p>-880</text:p>
              </table:table-cell>
              <table:table-cell office:value-type="float" office:value="4930.435">
                <text:p>4930.435</text:p>
              </table:table-cell>
              <table:table-cell office:value-type="float" office:value="4973.913">
                <text:p>4973.9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453">
                <text:p>-1453</text:p>
              </table:table-cell>
              <table:table-cell office:value-type="float" office:value="-1456">
                <text:p>-1456</text:p>
              </table:table-cell>
              <table:table-cell office:value-type="float" office:value="5061.403">
                <text:p>5061.403</text:p>
              </table:table-cell>
              <table:table-cell office:value-type="float" office:value="5052.631">
                <text:p>5052.6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993">
                <text:p>-1993</text:p>
              </table:table-cell>
              <table:table-cell office:value-type="float" office:value="-1979">
                <text:p>-1979</text:p>
              </table:table-cell>
              <table:table-cell office:value-type="float" office:value="4655.172">
                <text:p>4655.172</text:p>
              </table:table-cell>
              <table:table-cell office:value-type="float" office:value="4508.621">
                <text:p>4508.6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518">
                <text:p>-2518</text:p>
              </table:table-cell>
              <table:table-cell office:value-type="float" office:value="-2471">
                <text:p>-2471</text:p>
              </table:table-cell>
              <table:table-cell office:value-type="float" office:value="4449.152">
                <text:p>4449.152</text:p>
              </table:table-cell>
              <table:table-cell office:value-type="float" office:value="4169.491">
                <text:p>4169.4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026">
                <text:p>-3026</text:p>
              </table:table-cell>
              <table:table-cell office:value-type="float" office:value="-2942">
                <text:p>-2942</text:p>
              </table:table-cell>
              <table:table-cell office:value-type="float" office:value="4341.88">
                <text:p>4341.88</text:p>
              </table:table-cell>
              <table:table-cell office:value-type="float" office:value="4025.641">
                <text:p>4025.6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527">
                <text:p>-3527</text:p>
              </table:table-cell>
              <table:table-cell office:value-type="float" office:value="-3438">
                <text:p>-3438</text:p>
              </table:table-cell>
              <table:table-cell office:value-type="float" office:value="4210.084">
                <text:p>4210.084</text:p>
              </table:table-cell>
              <table:table-cell office:value-type="float" office:value="4168.067">
                <text:p>4168.0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006">
                <text:p>-4006</text:p>
              </table:table-cell>
              <table:table-cell office:value-type="float" office:value="-3925">
                <text:p>-3925</text:p>
              </table:table-cell>
              <table:table-cell office:value-type="float" office:value="4129.31">
                <text:p>4129.31</text:p>
              </table:table-cell>
              <table:table-cell office:value-type="float" office:value="4198.276">
                <text:p>4198.2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75">
                <text:p>-4475</text:p>
              </table:table-cell>
              <table:table-cell office:value-type="float" office:value="-4390">
                <text:p>-4390</text:p>
              </table:table-cell>
              <table:table-cell office:value-type="float" office:value="4114.035">
                <text:p>4114.035</text:p>
              </table:table-cell>
              <table:table-cell office:value-type="float" office:value="4078.948">
                <text:p>4078.9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946">
                <text:p>-4946</text:p>
              </table:table-cell>
              <table:table-cell office:value-type="float" office:value="-4854">
                <text:p>-4854</text:p>
              </table:table-cell>
              <table:table-cell office:value-type="float" office:value="4060.345">
                <text:p>4060.34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413">
                <text:p>-5413</text:p>
              </table:table-cell>
              <table:table-cell office:value-type="float" office:value="-5320">
                <text:p>-5320</text:p>
              </table:table-cell>
              <table:table-cell office:value-type="float" office:value="4060.87">
                <text:p>4060.87</text:p>
              </table:table-cell>
              <table:table-cell office:value-type="float" office:value="4052.174">
                <text:p>4052.1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880">
                <text:p>-5880</text:p>
              </table:table-cell>
              <table:table-cell office:value-type="float" office:value="-5793">
                <text:p>-5793</text:p>
              </table:table-cell>
              <table:table-cell office:value-type="float" office:value="4025.862">
                <text:p>4025.862</text:p>
              </table:table-cell>
              <table:table-cell office:value-type="float" office:value="4077.586">
                <text:p>4077.5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351">
                <text:p>-6351</text:p>
              </table:table-cell>
              <table:table-cell office:value-type="float" office:value="-6263">
                <text:p>-6263</text:p>
              </table:table-cell>
              <table:table-cell office:value-type="float" office:value="4025.641">
                <text:p>4025.641</text:p>
              </table:table-cell>
              <table:table-cell office:value-type="float" office:value="4017.094">
                <text:p>4017.0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807">
                <text:p>-6807</text:p>
              </table:table-cell>
              <table:table-cell office:value-type="float" office:value="-6715">
                <text:p>-6715</text:p>
              </table:table-cell>
              <table:table-cell office:value-type="float" office:value="4035.398">
                <text:p>4035.39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272">
                <text:p>-7272</text:p>
              </table:table-cell>
              <table:table-cell office:value-type="float" office:value="-7178">
                <text:p>-7178</text:p>
              </table:table-cell>
              <table:table-cell office:value-type="float" office:value="4008.621">
                <text:p>4008.621</text:p>
              </table:table-cell>
              <table:table-cell office:value-type="float" office:value="3991.379">
                <text:p>3991.3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739">
                <text:p>-7739</text:p>
              </table:table-cell>
              <table:table-cell office:value-type="float" office:value="-7646">
                <text:p>-7646</text:p>
              </table:table-cell>
              <table:table-cell office:value-type="float" office:value="4025.862">
                <text:p>4025.862</text:p>
              </table:table-cell>
              <table:table-cell office:value-type="float" office:value="4034.483">
                <text:p>4034.4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208">
                <text:p>-8208</text:p>
              </table:table-cell>
              <table:table-cell office:value-type="float" office:value="-8116">
                <text:p>-8116</text:p>
              </table:table-cell>
              <table:table-cell office:value-type="float" office:value="4008.547">
                <text:p>4008.547</text:p>
              </table:table-cell>
              <table:table-cell office:value-type="float" office:value="4017.094">
                <text:p>4017.0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681">
                <text:p>-8681</text:p>
              </table:table-cell>
              <table:table-cell office:value-type="float" office:value="-8589">
                <text:p>-8589</text:p>
              </table:table-cell>
              <table:table-cell office:value-type="float" office:value="4008.474">
                <text:p>4008.474</text:p>
              </table:table-cell>
              <table:table-cell office:value-type="float" office:value="4008.474">
                <text:p>4008.4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9146">
                <text:p>-9146</text:p>
              </table:table-cell>
              <table:table-cell office:value-type="float" office:value="-9052">
                <text:p>-9052</text:p>
              </table:table-cell>
              <table:table-cell office:value-type="float" office:value="4008.621">
                <text:p>4008.621</text:p>
              </table:table-cell>
              <table:table-cell office:value-type="float" office:value="3991.379">
                <text:p>3991.3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9615">
                <text:p>-9615</text:p>
              </table:table-cell>
              <table:table-cell office:value-type="float" office:value="-9521">
                <text:p>-9521</text:p>
              </table:table-cell>
              <table:table-cell office:value-type="float" office:value="4008.547">
                <text:p>4008.547</text:p>
              </table:table-cell>
              <table:table-cell office:value-type="float" office:value="4008.547">
                <text:p>4008.5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088">
                <text:p>-10088</text:p>
              </table:table-cell>
              <table:table-cell office:value-type="float" office:value="-9995">
                <text:p>-9995</text:p>
              </table:table-cell>
              <table:table-cell office:value-type="float" office:value="4008.474">
                <text:p>4008.474</text:p>
              </table:table-cell>
              <table:table-cell office:value-type="float" office:value="4016.949">
                <text:p>4016.9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